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paragraph-rsid="00335a13" style:font-size-asian="12pt" style:font-size-complex="12pt"/>
    </style:style>
    <style:style style:name="P4" style:family="paragraph" style:parent-style-name="Standard">
      <style:text-properties fo:font-size="12pt" officeooo:paragraph-rsid="00376c91" style:font-size-asian="12pt" style:font-size-complex="12pt"/>
    </style:style>
    <style:style style:name="P5" style:family="paragraph" style:parent-style-name="Standard">
      <style:text-properties fo:font-size="12pt" officeooo:rsid="003367c3" officeooo:paragraph-rsid="003367c3" style:font-size-asian="12pt" style:font-size-complex="12pt"/>
    </style:style>
    <style:style style:name="P6" style:family="paragraph" style:parent-style-name="Standard">
      <style:text-properties fo:font-size="12pt" officeooo:rsid="003426a2" officeooo:paragraph-rsid="003426a2" style:font-size-asian="12pt" style:font-size-complex="12pt"/>
    </style:style>
    <style:style style:name="P7" style:family="paragraph" style:parent-style-name="Standard">
      <style:text-properties fo:font-size="12pt" officeooo:rsid="00376c91" officeooo:paragraph-rsid="00376c91" style:font-size-asian="12pt" style:font-size-complex="12pt"/>
    </style:style>
    <style:style style:name="P8" style:family="paragraph" style:parent-style-name="Standard" style:list-style-name="L1">
      <style:text-properties fo:font-size="12pt" officeooo:rsid="0037bb61" officeooo:paragraph-rsid="0037bb61" style:font-size-asian="12pt" style:font-size-complex="12pt"/>
    </style:style>
    <style:style style:name="P9" style:family="paragraph" style:parent-style-name="Standard">
      <style:text-properties fo:font-size="12pt" officeooo:rsid="0037bb61" officeooo:paragraph-rsid="0037bb61" style:font-size-asian="12pt" style:font-size-complex="12pt"/>
    </style:style>
    <style:style style:name="P10" style:family="paragraph" style:parent-style-name="Standard">
      <style:text-properties fo:font-size="12pt" officeooo:rsid="00386edd" officeooo:paragraph-rsid="00386edd" style:font-size-asian="12pt" style:font-size-complex="12pt"/>
    </style:style>
    <style:style style:name="P11" style:family="paragraph" style:parent-style-name="Standard">
      <style:text-properties fo:font-size="12pt" officeooo:rsid="00396bb7" officeooo:paragraph-rsid="00396bb7" style:font-size-asian="12pt" style:font-size-complex="12pt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376c91" style:font-size-asian="12pt" style:font-size-complex="12pt"/>
    </style:style>
    <style:style style:name="T3" style:family="text">
      <style:text-properties officeooo:rsid="00335a13"/>
    </style:style>
    <style:style style:name="T4" style:family="text">
      <style:text-properties officeooo:rsid="003367c3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335a13" style:font-size-asian="12pt" style:font-size-complex="12pt"/>
    </style:style>
    <style:style style:name="T7" style:family="text">
      <style:text-properties officeooo:rsid="0037bb61"/>
    </style:style>
    <style:style style:name="T8" style:family="text">
      <style:text-properties officeooo:rsid="00380a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 Analysis prior to creating Neural networks by Anshuman(tiwansh)-------------------- </text:p>
      <text:p text:style-name="P1"/>
      <text:p text:style-name="P1">Things to do prior to creating a neural network - </text:p>
      <text:p text:style-name="P1"/>
      <text:p text:style-name="P1">1. Test for null objects in the input -</text:p>
      <text:p text:style-name="P1"><text:tab/>Read the input in a dataFrame and display info using df.info() and check whether there are null items or not.<text:line-break/><text:tab/>To specifically check whether it contains null items or not, try printing</text:p>
      <text:p text:style-name="P1"><text:tab/>inputFrame.isnull().sum()</text:p>
      <text:p text:style-name="P1"><text:tab/>outputFrame.isnull().sum()</text:p>
      <text:p text:style-name="P1">-This will show the count of total null entries in each column.</text:p>
      <text:p text:style-name="P1"/>
      <text:p text:style-name="P1">2. To take a look at the data – mean, avg, standatard, max, count, etc of each row try printing</text:p>
      <text:p text:style-name="P1"><text:tab/>inputFrame.describe()</text:p>
      <text:p text:style-name="P1"/>
      <text:p text:style-name="P1">3. Checking correlation of a field with the otput i.e. Checking whether one field has some impact on the output or not. Impact of Column on outputColumn</text:p>
      <text:p text:style-name="P1"><text:tab/>InputFrame[['Column', 'OutputColumn']].groupby(['Column'], as_index =False).mean()</text:p>
      <text:p text:style-name="P1"/>
      <text:p text:style-name="P1">This shows the impact of the unique Column values on the Output (column). You can also sort the output by adding sort_values(by='Column') after mean() using '.'</text:p>
      <text:p text:style-name="P1"/>
      <text:p text:style-name="P1">NOTE – This must be done for the columns having small numberof unique values like 3/4 unique values and not more than that. </text:p>
      <text:p text:style-name="P1"/>
      <text:p text:style-name="P1">4. For the datasets which are scattered, we can always plot a histogram and try to classify (on the basis of output column). This shows the count of entries of the 'Column' corresponding to unique outputs(present in OutputColumn).</text:p>
      <text:p text:style-name="P1"><text:tab/></text:p>
      <text:p text:style-name="P1"><text:tab/>To plot a histogram you may use following - </text:p>
      <text:p text:style-name="P1"><text:tab/>grid = sns.FacetGrid(train_df, col = 'OutputColumn'); #import seaborn as sns</text:p>
      <text:p text:style-name="P1"><text:tab/>grid.map(plt.hist, 'Column', bins = 20); </text:p>
      <text:p text:style-name="P1"><text:tab/>plt.show() #this shows the plotted output #import matplotlib.pyplot as plt</text:p>
      <text:p text:style-name="P2"/>
      <text:p text:style-name="Text_20_body"><text:span text:style-name="T5">The </text:span><text:span text:style-name="Source_20_Text"><text:span text:style-name="T1">FacetGrid</text:span></text:span><text:span text:style-name="Source_20_Text"><text:span text:style-name="T5"> </text:span></text:span><text:span text:style-name="T5">is an object that links a Pandas DataFrame to a matplotlib figure with </text:span><text:span text:style-name="T6">a particular </text:span><text:span text:style-name="T5">structure. </text:span></text:p>
      <text:p text:style-name="P3"><text:tab/>grid = sns.FacetGrid(d<text:span text:style-name="T3">ata</text:span>f<text:span text:style-name="T3">rame</text:span>, col = 'OutputColumn');</text:p>
      <text:p text:style-name="P3"><text:tab/><text:span text:style-name="T3">#The unique number of OutputColumn is the number of graphs on display i.e. segments and <text:tab/>dataframe is what it is. </text:span></text:p>
      <text:p text:style-name="P3"><text:tab/><text:span text:style-name="T3">For a 2 * 2 grid, i.e. a multivariate plot – (kind of a binary combination), use row attribute <text:tab/>too - </text:span></text:p>
      <text:p text:style-name="P1"><text:tab/>g = sns.FacetGrid(tips, col="time", row="smoker")</text:p>
      <text:p text:style-name="P1"><text:tab/></text:p>
      <text:p text:style-name="P1"><text:tab/><text:span text:style-name="T3">grid.map(); #this defines what kind of display you want</text:span></text:p>
      <text:p text:style-name="P1"><text:tab/><text:span text:style-name="T4">#plt.hist -&gt;Histogram</text:span></text:p>
      <text:p text:style-name="P1"><text:tab/><text:span text:style-name="T4">#plt.scatter -&gt; Scatter Graph, etc can be applied</text:span></text:p>
      <text:p text:style-name="P4"><text:tab/><text:span text:style-name="T8">#sns.kdeplot -&gt; area plot</text:span></text:p>
      <text:p text:style-name="P4"><text:tab/><text:span text:style-name="T8">#sns.pointlpot -&gt; Point plot</text:span></text:p>
      <text:p text:style-name="P4"><text:tab/><text:span text:style-name="T8">#sns.barplot -&gt; Plotting using BarGraph</text:span></text:p>
      <text:p text:style-name="P4"/>
      <text:p text:style-name="P5">So basically FacetGrid define division of the graphs and map define what graph needs to be plotted <text:soft-page-break/>using which x and which y axes.</text:p>
      <text:p text:style-name="P6">And obviously we need plt.show() to display the plotted graph. </text:p>
      <text:p text:style-name="P7">We can also decide limits on x and y axis using </text:p>
      <text:p text:style-name="Standard"><text:span text:style-name="T2"><text:tab/>#</text:span><text:bookmark text:name="69dd"/><text:span text:style-name="Source_20_Text"><text:span text:style-name="T1">plt.xlim(0, 250) </text:span></text:span></text:p>
      <text:p text:style-name="Standard"><text:span text:style-name="Source_20_Text"><text:span text:style-name="T2"><text:tab/>#</text:span></text:span><text:span text:style-name="Source_20_Text"><text:span text:style-name="T1">plt.ylim(0, 60)</text:span></text:span></text:p>
      <text:p text:style-name="P1"/>
      <text:p text:style-name="P1">5. <text:span text:style-name="T7">Manipulate Data -</text:span></text:p>
      <text:list xml:id="list1157806924026759671" text:style-name="L1">
        <text:list-item>
          <text:p text:style-name="P8">Create new feature out of your old ones</text:p>
        </text:list-item>
        <text:list-item>
          <text:p text:style-name="P8">Convert feature</text:p>
        </text:list-item>
        <text:list-item>
          <text:p text:style-name="P8">Complete feature</text:p>
        </text:list-item>
        <text:list-item>
          <text:p text:style-name="P8">Complete and convert feature</text:p>
        </text:list-item>
        <text:list-item>
          <text:p text:style-name="P8">Drop features</text:p>
        </text:list-item>
        <text:list-item>
          <text:p text:style-name="P8">Visualise correlations of features</text:p>
        </text:list-item>
      </text:list>
      <text:p text:style-name="P9"/>
      <text:p text:style-name="P10">Merging the train and test data so that they are operated similarly. Later they can be seperated.</text:p>
      <text:p text:style-name="P10"/>
      <text:p text:style-name="P10"><text:tab/>data_df = pd.concat((train_df, test_df)) #.reset_index(drop = True) can be used to reset the <text:tab/>#index column which if dropped using True, it will be removed from the dataframe</text:p>
      <text:p text:style-name="P10"/>
      <text:p text:style-name="P11">Converting feature – A feature can be converted using map function on dataframe.</text:p>
      <text:p text:style-name="P11"><text:tab/></text:p>
      <text:p text:style-name="P11"><text:tab/>data_df['Sex'] = data_df['Sex'].map({'female' : 1, 'male' : 0}).astype(int)</text:p>
      <text:p text:style-name="P11"><text:tab/>#The map function accepts dictionary, series or a function.</text:p>
      <text:p text:style-name="P11"><text:tab/>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03:11:38.790683062</meta:creation-date>
    <dc:date>2018-02-05T21:35:24.770877473</dc:date>
    <meta:editing-duration>PT5H31M6S</meta:editing-duration>
    <meta:editing-cycles>30</meta:editing-cycles>
    <meta:generator>LibreOffice/4.4.6.3$Linux_X86_64 LibreOffice_project/40m0$Build-3</meta:generator>
    <meta:document-statistic meta:table-count="0" meta:image-count="0" meta:object-count="0" meta:page-count="2" meta:paragraph-count="50" meta:word-count="501" meta:character-count="3191" meta:non-whitespace-character-count="2696"/>
  </office:meta>
</office:document-meta>
</file>